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ScalaSans-Bold" svg:font-family="ScalaSans-Bold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2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ff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background-color="#ffff0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5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P7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font-name="Times New Roman" fo:font-size="12pt" fo:background-color="#ffff00" style:font-size-asian="12pt" style:font-size-complex="12pt"/>
    </style:style>
    <style:style style:name="P8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name-asian="ScalaSans-Bold" style:font-size-asian="12pt" style:language-asian="zxx" style:country-asian="none" style:font-style-asian="normal" style:font-weight-asian="normal" style:font-name-complex="ScalaSans-Bold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ff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12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background-color="#ffff0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13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style:text-underline-style="none" fo:font-weight="normal" fo:background-color="#83caff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17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style:text-underline-style="none" fo:font-weight="normal" fo:background-color="#83caff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italic" style:text-underline-style="none" fo:font-weight="normal" fo:background-color="transparent" style:font-name-asian="Times New Roman1" style:font-size-asian="12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line-through-style="none"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text-line-through-style="none" fo:language="fr" fo:country="FR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" style:family="text">
      <style:text-properties style:text-line-through-style="none" fo:language="fr" fo:country="FR" fo:font-style="normal" style:language-asian="zxx" style:country-asian="none" style:font-style-asian="normal" style:language-complex="zxx" style:country-complex="none" style:font-style-complex="normal"/>
    </style:style>
    <style:style style:name="T6" style:family="text">
      <style:text-properties style:text-line-through-style="none" fo:language="fr" fo:country="FR" style:text-underline-style="none" style:font-name-asian="Times New Roman1" style:language-asian="zxx" style:country-asian="none" style:font-name-complex="Times New Roman1" style:language-complex="zxx" style:country-complex="none"/>
    </style:style>
    <style:style style:name="T7" style:family="text">
      <style:text-properties style:use-window-font-color="true" style:font-name="Times New Roman"/>
    </style:style>
    <style:style style:name="T8" style:family="text">
      <style:text-properties style:use-window-font-color="true" style:font-name="Times New Roman" style:text-underline-style="none" style:font-name-asian="Times New Roman1" style:font-name-complex="Times New Roman1"/>
    </style:style>
    <style:style style:name="T9" style:family="text">
      <style:text-properties fo:background-color="#ffff00"/>
    </style:style>
    <style:style style:name="T10" style:family="text">
      <style:text-properties fo:background-color="#ff950e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style:text-underline-style="none" style:font-name-asian="Times New Roman1" style:font-name-complex="Times New Roman1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style:text-underline-style="none" style:font-name-asian="Times New Roman1" style:font-name-complex="Times New Roman1"/>
    </style:style>
    <style:style style:name="T16" style:family="text">
      <style:text-properties fo:background-color="transparent"/>
    </style:style>
    <style:style style:name="T17" style:family="text">
      <style:text-properties fo:background-color="#66ff00"/>
    </style:style>
    <style:style style:name="T18" style:family="text">
      <style:text-properties fo:background-color="#ff420e"/>
    </style:style>
    <style:style style:name="T19" style:family="text">
      <style:text-properties fo:background-color="#83caff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000000" fo:font-size="13pt" fo:background-color="transparent" style:font-size-asian="13pt" style:font-size-complex="13pt"/>
    </style:style>
    <style:style style:name="T22" style:family="text">
      <style:text-properties fo:font-size="13pt" fo:background-color="transparent" style:font-size-asian="13pt" style:font-size-complex="13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font-style="normal" style:font-size-asian="13pt" style:font-style-asian="normal" style:font-size-complex="13pt" style:font-style-complex="normal"/>
    </style:style>
    <style:style style:name="T25" style:family="text">
      <style:text-properties fo:font-size="13pt" fo:font-style="normal" fo:background-color="#ff950e" style:font-size-asian="13pt" style:font-style-asian="normal" style:font-size-complex="13pt" style:font-style-complex="normal"/>
    </style:style>
    <style:style style:name="T26" style:family="text">
      <style:text-properties fo:font-size="13pt" fo:font-style="normal" fo:background-color="#83caff" style:font-size-asian="13pt" style:font-style-asian="normal" style:font-size-complex="13pt" style:font-style-complex="normal"/>
    </style:style>
    <style:style style:name="T27" style:family="text">
      <style:text-properties fo:font-size="13pt" fo:font-style="normal" fo:background-color="#ffff00" style:font-size-asian="13pt" style:font-style-asian="normal" style:font-size-complex="13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28/08/22</text:p>
      <text:p text:style-name="P1"/>
      <text:p text:style-name="P1">Animation qu'il n'est pas possible faire</text:p>
      <text:p text:style-name="P1">Longue barbe (homnibus, <text:span text:style-name="T1">Albus Dumbledore... )</text:span></text:p>
      <text:p text:style-name="P2">Torse nu (tous les Barbares et certains "moines")</text:p>
      <text:p text:style-name="P2">Pantalon d'une couleur et gilet d'une autre</text:p>
      <text:p text:style-name="P2"/>
      <text:p text:style-name="P2"/>
      <text:p text:style-name="P2">Sur moine féminin : armour = chausette, leather = centre mélangé, majoe = jupe + coudière, minor = centre, 2eme partie du mélange, metal = medaillon + bracelet. Pas d'épaulières.</text:p>
      <text:p text:style-name="P2"/>
      <text:p text:style-name="P2">Mage avec cape = robe de filou</text:p>
      <text:p text:style-name="P2">Excellent : guerrier avec ceinture colorée (couleurs de base) sur perso → (couleur ceinture+ bottes+ épaulières) sur ROBE et donner robe au guerrier.</text:p>
      <text:p text:style-name="P2">Animation de voleur humaine fille = mini jupe. Comparer avec moine fille → juste épaulières qui changent, mais moine = coups de pieds, voleuse = coup de poing uniquement.</text:p>
      <text:p text:style-name="P2"/>
      <text:p text:style-name="P2"/>
      <text:p text:style-name="P2">EE SEULEMENT : Fuam (tenue rose), Beatrix Kiddo (tenue jaune)</text:p>
      <text:p text:style-name="P2">oBG2 seulement : Jason Voorhees, Terkio, Le Kurgan (script d'immortalité ne marche pas dans EE)</text:p>
      <text:p text:style-name="P2">BG2 SEULEMENT : M'aiq Langue-Fourchue</text:p>
      <text:p text:style-name="P2">PAS LES FOSSES NOIRES : M'aiq Langue-Fourchue, Conteuse de secrets<text:span text:style-name="T18"> (comment faire pour faire la différence lors de l’installation ou ingame ?)</text:span></text:p>
      <text:p text:style-name="P2"/>
      <text:p text:style-name="P2"><text:span text:style-name="T19"><text:s text:c="12"/></text:span><text:s/>= trouvés, à faire</text:p>
      <text:p text:style-name="P2"><text:span text:style-name="T9"><text:s text:c="12"/></text:span><text:s/>= à refaire, reprendre tout le panel de sorts à cause des sorts modifiés. Ceci uniquement quand je serais <text:span text:style-name="T20">SUR</text:span> de ne plus toucher aux sorts (c'est à dire juste avant la mise en ligne)</text:p>
      <text:p text:style-name="P2"><text:span text:style-name="T10"><text:s text:c="12"/></text:span><text:s/>= à corriger, finaliser ou retoucher</text:p>
      <text:p text:style-name="P2"><text:span text:style-name="T18"><text:s text:c="12"/></text:span><text:s/>= bug à corriger</text:p>
      <text:p text:style-name="P2"><text:span text:style-name="T17"><text:s text:c="12"/></text:span><text:s/>= éventuellement à faire</text:p>
      <text:p text:style-name="P2"><text:tab/></text:p>
      <text:p text:style-name="P2">Nom<text:tab/>Animation/Apparence<text:tab/>Capacités spéciales<text:tab/>Notes</text:p>
      <text:p text:style-name="P1"/>
      <text:p text:style-name="P1">Rampant<text:tab/>Ok<text:tab/>Marchand 100% : réputation joue<text:tab/>Est-ce que en l’invoquant par le sceptre il est en mode "discussion' au lieu de "contrôlable" ? (Il devrait)</text:p>
      <text:p text:style-name="P1">Deckard Cain<text:tab/>Ok<text:span text:style-name="T1"><text:tab/>Ok<text:tab/>Est-ce que en l’invoquant par le sceptre il est en mode "discussion' au lieu de "contrôlable" ? (Il devrait)</text:span></text:p>
      <text:p text:style-name="P2">M'aiq Langue-Fourchue<text:tab/>Ok<text:tab/>Ok<text:tab/>Est-ce que en l’invoquant par le sceptre il est en mode "discussion' au lieu de "contrôlable" ? (Il devrait)</text:p>
      <text:p text:style-name="P1">N° 218<text:tab/>Couleur épaulières → torse complet.<text:tab/><text:tab/></text:p>
      <text:p text:style-name="P1">Reese<text:tab/>Ok<text:tab/></text:p>
      <text:p text:style-name="P13"><text:span text:style-name="Q"><text:span text:style-name="T21">Speedy Gonzales<text:tab/>Ok</text:span></text:span><text:span text:style-name="Q"><text:span text:style-name="T16"><text:tab/>Ok</text:span></text:span></text:p>
      <text:p text:style-name="P1">Skieur<text:tab/>Ok<text:tab/>Ok</text:p>
      <text:p text:style-name="P2">King<text:tab/>Ok<text:tab/>Ok</text:p>
      <text:p text:style-name="P2">Sir Galaway<text:tab/>Ok<text:tab/>Ok</text:p>
      <text:p text:style-name="P2">Gilbert Gunderson<text:tab/>Peau devrait être jaune : EE<text:tab/>Ok</text:p>
      <text:p text:style-name="P2">Le ranger du Chaos<text:tab/>OK<text:tab/>Ok</text:p>
      <text:p text:style-name="P1">Léguman<text:tab/>Ok<text:tab/>Ok</text:p>
      <text:p text:style-name="P1">Jeanne d'orque<text:tab/><text:span text:style-name="T1">Ok</text:span></text:p>
      <text:p text:style-name="P1">Hillock<text:tab/>Ok<text:tab/>Ok</text:p>
      <text:p text:style-name="P1">Griff Tannen<text:tab/>Ok<text:tab/></text:p>
      <text:p text:style-name="P2">Davey Trauma<text:tab/>OK<text:tab/>Ok</text:p>
      <text:p text:style-name="P1">Christof Romuald <text:tab/>Ok<text:tab/></text:p>
      <text:p text:style-name="P1">Nitouche<text:tab/>Ok</text:p>
      <text:p text:style-name="P1">Kick-Ass<text:tab/>Ok</text:p>
      <text:p text:style-name="P1">Ashrian<text:tab/>Ok<text:tab/>Ok</text:p>
      <text:p text:style-name="P8"><text:span text:style-name="Q"><text:span text:style-name="T15">Steve<text:tab/>Ok</text:span></text:span></text:p>
      <text:p text:style-name="P1">Sioban<text:tab/><text:span text:style-name="Q"><text:span text:style-name="T14">Ok</text:span></text:span></text:p>
      <text:p text:style-name="P1">Forgrimm<text:tab/><text:span text:style-name="Q"><text:span text:style-name="T14">Ok</text:span></text:span></text:p>
      <text:p text:style-name="P1">Bagheera<text:tab/><text:span text:style-name="Q"><text:span text:style-name="T14">Ok</text:span></text:span></text:p>
      <text:p text:style-name="P8">Jaskier<text:tab/>Ok</text:p>
      <text:p text:style-name="P8">Mokla<text:tab/>Ok</text:p>
      <text:p text:style-name="P1">Godefroy de Montmirail<text:tab/>Ok<text:tab/></text:p>
      <text:p text:style-name="P1">Lenny<text:tab/>Ok<text:tab/>Ok</text:p>
      <text:p text:style-name="P1">Galford D.weller<text:tab/><text:span text:style-name="T1">Ok<text:tab/>Ok</text:span></text:p>
      <text:p text:style-name="P1"><text:span text:style-name="T14">Santal Gaïa</text:span><text:tab/>Ok<text:tab/>Ok</text:p>
      <text:p text:style-name="P1"><text:soft-page-break/>Link <text:tab/>Ok</text:p>
      <text:p text:style-name="P1">Jason Voorhees<text:tab/><text:span text:style-name="T1">Ok</text:span></text:p>
      <text:p text:style-name="P8">Oh Dae-Soo <text:tab/>Ok</text:p>
      <text:p text:style-name="P8">La bête du Gévaudan<text:tab/><text:span text:style-name="Q"><text:span text:style-name="T15">Ok</text:span></text:span></text:p>
      <text:p text:style-name="P8">Eto<text:tab/>Ok</text:p>
      <text:p text:style-name="P8">Guy<text:tab/>Ok<text:tab/>Quand a perdu 80% de sa vie, gagne tornade de fer script ps installé, voir après réinstallation</text:p>
      <text:p text:style-name="P8">Nux<text:tab/>Ok<text:tab/>Ok</text:p>
      <text:p text:style-name="P8">Biggs &amp; Wedge<text:tab/>Ok<text:tab/>Ok<text:tab/><text:tab/><text:tab/><text:tab/><text:span text:style-name="T18">peau grise fonce : non doit être pale</text:span></text:p>
      <text:p text:style-name="P8">Brumaire Courte-dague<text:tab/>Ok</text:p>
      <text:p text:style-name="P8">Fflewddur Fflam<text:tab/>Ok</text:p>
      <text:p text:style-name="P1">Xylaz<text:tab/>Ok</text:p>
      <text:p text:style-name="P8">Canigou<text:tab/>Ok</text:p>
      <text:p text:style-name="P8">Pile-ou-Face<text:tab/>Ok<text:tab/>Ok</text:p>
      <text:p text:style-name="P1">Shino Aburame<text:tab/>OK<text:tab/>Un bug dans le nom de manteau d'insectes et la capacités spécial, voir après réinstallation</text:p>
      <text:p text:style-name="P1">Morkaï<text:tab/><text:span text:style-name="T1">Ok</text:span></text:p>
      <text:p text:style-name="P1">Erritis<text:tab/>Devrais avoir une aura jaune<text:tab/>Jouer au jeu pour savoir. Éventuellement remplacer par un autre personnage.</text:p>
      <text:p text:style-name="P2">Imrijka<text:tab/>Ok</text:p>
      <text:p text:style-name="P2">Abobo<text:tab/>Ok</text:p>
      <text:p text:style-name="P2">Rufio<text:tab/>Ok</text:p>
      <text:p text:style-name="P2">Bulrog<text:tab/>Ok</text:p>
      <text:p text:style-name="P2">Gana Gomar<text:tab/>Ok<text:tab/>Ok</text:p>
      <text:p text:style-name="P2">Spinal<text:tab/>Ok<text:tab/>Ok<text:tab/></text:p>
      <text:p text:style-name="P2">Homnibus<text:tab/>Ok<text:tab/>Ok</text:p>
      <text:p text:style-name="P1">Hiravias<text:tab/>Ok<text:tab/>Ok<text:tab/></text:p>
      <text:p text:style-name="P1">Gilius Thunderhead <text:tab/>Ok<text:tab/>Ok</text:p>
      <text:p text:style-name="P2">Argol de Persée<text:tab/>Ok<text:tab/>Pétrification sur zone conique ne fait rien, et je n'y vois pas de raison logique. Jeu de test avec script très lourd qui tourne ? Restester sur EE</text:p>
      <text:p text:style-name="P1">Shale<text:tab/>Ok<text:tab/>Ok</text:p>
      <text:p text:style-name="P2">Yu Shu Lien<text:tab/>Ok<text:tab/>Pas de lance dans BG2, vérifier qu'elle l'ai dans BG2EE</text:p>
      <text:p text:style-name="P2">Kriss de Valnor<text:tab/>Ok<text:tab/>Ok</text:p>
      <text:p text:style-name="P8">Valna Asou<text:tab/>Ok<text:tab/>Ok</text:p>
      <text:p text:style-name="P8">Magus Gondè Kyal<text:tab/>Ok<text:tab/>Un sort de convocation ajouté, voir si ok après réinstallation</text:p>
      <text:p text:style-name="P8">Ansatsu, la Lame Silencieuse<text:tab/>Ok<text:tab/>Ok</text:p>
      <text:p text:style-name="P8">David Dunn<text:tab/>Ok<text:tab/>Ok</text:p>
      <text:p text:style-name="P8">Thierry de Janville<text:tab/>Ok<text:tab/>Ok</text:p>
      <text:p text:style-name="P8">Barnabé Bonarien<text:tab/>Ok<text:tab/>Ok</text:p>
      <text:p text:style-name="P2">Lantry<text:tab/>Ok<text:tab/>Tornade d'acier sur lui et il ne lance toujours que 2 dagues/round ? Jeu de test avec script très lourd qui tourne ? Restester sur EE</text:p>
      <text:p text:style-name="P8">Pip<text:tab/>Ok<text:tab/>Ok</text:p>
      <text:p text:style-name="P2">Dame Gorge<text:tab/>Ok<text:tab/>Grand cri ne fait rien. Jeu de test avec script très lourd qui tourne ? Restester sur EE</text:p>
      <text:p text:style-name="P2">Mor'du<text:tab/>Ok<text:tab/>Ok</text:p>
      <text:p text:style-name="P2">Tristelune<text:tab/>Ok<text:tab/>Points de compétence à vérifier</text:p>
      <text:p text:style-name="P8">Ragnar Lodbrok<text:tab/>Ok<text:tab/>Ok</text:p>
      <text:p text:style-name="P2">Mandorallen<text:tab/>Ok<text:tab/>Ok</text:p>
      <text:p text:style-name="P2">Sargon<text:tab/>Ok<text:tab/>Ok</text:p>
      <text:p text:style-name="P2">Éowyn<text:tab/>Ok<text:tab/>Ok</text:p>
      <text:p text:style-name="P3">Arantir<text:span text:style-name="T16"><text:tab/>Ok<text:tab/>Ok</text:span></text:p>
      <text:p text:style-name="P2">Fuam<text:tab/>à refaire sur EE pour rose<text:tab/>Ok</text:p>
      <text:p text:style-name="P8">Virgile<text:tab/>Ok<text:tab/>Ok</text:p>
      <text:p text:style-name="P1">Tristan de Halsbourg<text:tab/><text:span text:style-name="T1">Ok<text:tab/>Ok</text:span></text:p>
      <text:p text:style-name="P2">Katniss Everdeen<text:tab/>Ok<text:tab/>Ok</text:p>
      <text:p text:style-name="P1">Fafhrd<text:tab/><text:span text:style-name="T1">Ok<text:tab/>Ok</text:span></text:p>
      <text:p text:style-name="P8">Bragal<text:tab/>Ok<text:tab/>Ok</text:p>
      <text:p text:style-name="P2">Michonne<text:tab/>Ok<text:tab/>Ok</text:p>
      <text:p text:style-name="P8">Negan<text:tab/>Ok<text:tab/>Ok</text:p>
      <text:p text:style-name="P8">Féra<text:tab/>Ok<text:tab/>Ok</text:p>
      <text:p text:style-name="P2">Brienne de Torth<text:tab/>Ok<text:tab/>Ok</text:p>
      <text:p text:style-name="P8">Rick WTM-72<text:tab/>Ok<text:tab/>Ok<text:tab/></text:p>
      <text:p text:style-name="P8">Solaire d'Astora<text:tab/>Ok<text:tab/>Ok</text:p>
      <text:p text:style-name="P8">Murtagh<text:tab/>Ok<text:tab/>Ok</text:p>
      <text:p text:style-name="P8"><text:soft-page-break/>Hornitos<text:tab/>Ok<text:tab/>Ok</text:p>
      <text:p text:style-name="P17"><text:span text:style-name="T7">Le Faucon Ardent<text:tab/>Ok<text:tab/></text:span><text:span text:style-name="Q"><text:span text:style-name="T8">Pas d'arme <text:s/>? Elle dois bien avoir une arme de corps à corps ? Voir Borderland 1.</text:span></text:span></text:p>
      <text:p text:style-name="P2">Madmartigan<text:tab/>Ok<text:tab/>Ok</text:p>
      <text:p text:style-name="P11">Alexander Anderson<text:tab/><text:span text:style-name="T1">Ok<text:tab/>Ok</text:span></text:p>
      <text:p text:style-name="P11">Beatrix Kiddo<text:tab/><text:span text:style-name="T1">Voir dans EE</text:span></text:p>
      <text:p text:style-name="P8">Okko<text:tab/>Ok<text:tab/>Ok</text:p>
      <text:p text:style-name="P8">Requiem<text:tab/>Ok<text:tab/><text:span text:style-name="T10">manque l'objet de morsure avec les dents de vampire</text:span>. épée, vision ? Seulement pauvre guerrier ?</text:p>
      <text:p text:style-name="P8">Torquemada<text:tab/>Ok<text:tab/>Ok<text:tab/></text:p>
      <text:p text:style-name="P8">Griffe Blanche<text:tab/>Ok<text:tab/>Ok</text:p>
      <text:p text:style-name="P8">Tara<text:tab/>Ok<text:tab/>Ok</text:p>
      <text:p text:style-name="P14"><text:span text:style-name="T11">Zam</text:span><text:span text:style-name="Q"><text:span text:style-name="T12">nà<text:tab/>Ok<text:tab/>Ok<text:tab/><text:tab/><text:tab/><text:tab/><text:tab/><text:tab/><text:tab/></text:span></text:span></text:p>
      <text:p text:style-name="P2">Debbie Jacobs<text:tab/><text:span text:style-name="Q"><text:span text:style-name="T15">Ok<text:tab/>Ok</text:span></text:span></text:p>
      <text:p text:style-name="P9">Shigmaa Urasta<text:tab/><text:span text:style-name="Q"><text:span text:style-name="T15">Ok<text:tab/>Ok</text:span></text:span></text:p>
      <text:p text:style-name="P8">Umbre Tombétoile<text:tab/><text:span text:style-name="Q"><text:span text:style-name="T15">Ok<text:tab/>Ok</text:span></text:span></text:p>
      <text:p text:style-name="P2">Vlad von Carstein<text:tab/>Ok<text:tab/><text:span text:style-name="T10">manque l'objet de morsure avec les dents de vampire</text:span></text:p>
      <text:p text:style-name="P2">Sheltem*<text:tab/>Ok<text:tab/>Ok</text:p>
      <text:p text:style-name="P2">Shiba Tsukune<text:tab/>Ok<text:tab/>Ok</text:p>
      <text:p text:style-name="P2">Shiba Tsukune<text:tab/>Ok<text:tab/>Ok</text:p>
      <text:p text:style-name="P5">Ilya Mouromets<text:tab/><text:span text:style-name="Q"><text:span text:style-name="T6">Ok<text:tab/>Ok</text:span></text:span></text:p>
      <text:p text:style-name="P6"><text:span text:style-name="T3">Sixte </text:span><text:span text:style-name="T1">Averroës </text:span><text:span text:style-name="T3"><text:tab/>Ok<text:tab/>Ok</text:span></text:p>
      <text:p text:style-name="P8">Gerrard Capashen<text:tab/>Ok<text:tab/>Ok</text:p>
      <text:p text:style-name="P8">Hecubah*<text:tab/>Ok<text:tab/>Ok</text:p>
      <text:p text:style-name="P8">Rito Revolto<text:tab/>Ok<text:tab/>Ok</text:p>
      <text:p text:style-name="P8">Legolas Vertefeuille<text:tab/>Ok<text:tab/>Ok</text:p>
      <text:p text:style-name="P11">Buffy Summers<text:tab/>Série TV - Buffy contre les vampires<text:tab/>Tueuse de mvs &amp; de démons 17</text:p>
      <text:p text:style-name="P11">Beowulf<text:tab/><text:span text:style-name="Q"><text:span text:style-name="T14">Ok<text:tab/>Ok</text:span></text:span></text:p>
      <text:p text:style-name="P8">Spartacus<text:tab/>Ok<text:tab/>Ok</text:p>
      <text:p text:style-name="P8">Nynaeve al'Meara<text:tab/>Ok<text:tab/>Pas sur d'être fidèle au personnage. Lire les livres.</text:p>
      <text:p text:style-name="P15">Iolo FitzOwen<text:tab/><text:span text:style-name="T5">Ok<text:tab/>Ok<text:tab/></text:span></text:p>
      <text:p text:style-name="P8">Hua Mulan<text:tab/> Ok<text:tab/>Ok</text:p>
      <text:p text:style-name="P8">Morticia Addams<text:tab/>Ok<text:tab/>Ok<text:tab/></text:p>
      <text:p text:style-name="P8">Rénakhin<text:tab/>Ok<text:tab/>Ok<text:tab/></text:p>
      <text:p text:style-name="P16"><text:span text:style-name="T5">Haffanen<text:tab/></text:span><text:span text:style-name="T4">Ok<text:tab/>Ok</text:span></text:p>
      <text:p text:style-name="P8">Luke Cage<text:tab/>Ok<text:tab/>Ok</text:p>
      <text:p text:style-name="P8">Cohen le barbare<text:tab/>Ok<text:tab/>Ok</text:p>
      <text:p text:style-name="P8">Terkio<text:tab/>Ok<text:tab/>Ok</text:p>
      <text:p text:style-name="P10">Reine Geleeda la blanche<text:tab/><text:span text:style-name="T16">Ok<text:tab/>Ok</text:span></text:p>
      <text:p text:style-name="P2">Tut-Tuuut-Ankh-Ammon<text:tab/>Ok<text:tab/>Ok</text:p>
      <text:p text:style-name="P2">Imhotep<text:tab/>Ok<text:tab/>Ok</text:p>
      <text:p text:style-name="P2">Galaad<text:tab/>Ok<text:tab/>Ok</text:p>
      <text:p text:style-name="P6"><text:span text:style-name="T3">Maximus Decimus </text:span>Meridius<text:span text:style-name="T3"><text:tab/>Ok<text:tab/>Ok</text:span></text:p>
      <text:p text:style-name="P12">Thulsa Doom<text:tab/><text:span text:style-name="T2">Ok<text:tab/>Ok</text:span></text:p>
      <text:p text:style-name="P8">Le Guinea Lord<text:tab/>Ok<text:tab/>Ok</text:p>
      <text:p text:style-name="P8">Le Kurgan<text:tab/>Ok<text:tab/>Ok</text:p>
      <text:p text:style-name="P11">Barr-Find Main Noire<text:tab/><text:span text:style-name="T1">Ok<text:tab/>Ok</text:span></text:p>
      <text:p text:style-name="P8">Baron Zachareth<text:tab/>Ok<text:tab/>Ok</text:p>
      <text:p text:style-name="P2">Akame<text:tab/>Ok<text:tab/>Ok</text:p>
      <text:p text:style-name="P8">Kenshirô<text:tab/>Ok<text:tab/>Ok</text:p>
      <text:p text:style-name="P10">Glinda<text:tab/><text:span text:style-name="T16">Ok<text:tab/>pas sur des sorts, voir film ou lire livre</text:span></text:p>
      <text:p text:style-name="P8">Mickaël Klaxon<text:tab/>Ok<text:tab/>Ok</text:p>
      <text:p text:style-name="P8">Miyamoto Musashi<text:tab/>Ok<text:tab/>Ok</text:p>
      <text:p text:style-name="P10">Rohal le sage<text:tab/><text:span text:style-name="T16">Ok<text:tab/>Ok</text:span></text:p>
      <text:p text:style-name="P11">Redwin de la Forge<text:tab/><text:span text:style-name="T1">Ok<text:tab/>Ok</text:span></text:p>
      <text:p text:style-name="P12">Zagor*<text:tab/><text:span text:style-name="T2">Ok<text:tab/>Ok</text:span></text:p>
      <text:p text:style-name="P10">Zandalor<text:tab/><text:span text:style-name="T16">Ok<text:tab/>Ok</text:span></text:p>
      <text:p text:style-name="P11">Sunulael (le Prêtre de l'ombre)<text:tab/><text:span text:style-name="T1">Ok<text:tab/>Ok</text:span></text:p>
      <text:p text:style-name="P11">Lady shiva<text:tab/><text:span text:style-name="T1">Ok<text:tab/>Ok</text:span></text:p>
      <text:p text:style-name="P8">Gamora Zen Whoberi Ben Titan<text:tab/>Ok<text:tab/>Ok</text:p>
      <text:p text:style-name="P8"><text:soft-page-break/>Anjalbert de Ganfalon<text:tab/>Ok<text:tab/>Ok</text:p>
      <text:p text:style-name="P8">Ardherin (le Sorcier de l'ombre) Ok<text:tab/>Ok</text:p>
      <text:p text:style-name="P8"><text:bookmark text:name="firstHeading1"/>Bragi Boddason<text:tab/><text:span text:style-name="T13">refait</text:span></text:p>
      <text:p text:style-name="P4">Mémé Ciredutemps<text:tab/><text:span text:style-name="T2">Ok<text:tab/>Ok</text:span></text:p>
      <text:p text:style-name="P3">Albus Dumbledore <text:tab/><text:span text:style-name="T16">Ok<text:tab/>Ok</text:span></text:p>
      <text:p text:style-name="P8">Bénédict d’Ambre<text:tab/>Ok<text:tab/>Ok</text:p>
      <text:p text:style-name="P3">Concelhaut<text:tab/><text:span text:style-name="T16">Ok<text:tab/>Ok</text:span></text:p>
      <text:p text:style-name="P8">Tyrael<text:tab/>Ok<text:tab/>Ok</text:p>
      <text:p text:style-name="P7"><text:span text:style-name="T5">Falgant<text:tab/>Bande dessinée</text:span><text:span text:style-name="T4"> (série) - </text:span><text:span text:style-name="T5">Anachron<text:tab/>Barde 27<text:tab/>Androïde, violon incinérateur</text:span></text:p>
      <text:p text:style-name="P8">Haazheel Thorn<text:tab/>Bande dessinée (série) - Chroniques de Lune Noire<text:tab/>Prêtre 28<text:tab/>½ démon, temps d'incantation -4, 1x transformation en démon bestial.</text:p>
      <text:p text:style-name="P2">Zaraki Kenpachi<text:tab/>Manga (série) - Bleach<text:tab/>Kensaï 30<text:tab/>Très résistant, régénération rapide</text:p>
      <text:p text:style-name="P1">Jean Chuck Van Damrris<text:tab/>Monde réel <text:span text:style-name="T1">- </text:span>Fusion de 2 personnages<text:tab/><text:span text:style-name="T1">Moine / Psioniste 50/50<text:tab/>Quasi-dieu</text:span>, regard mortel sans jds ni rm</text:p>
      <text:p text:style-name="P13"><text:span text:style-name="Q"><text:span text:style-name="T21">Jahan</text:span></text:span></text:p>
      <text:p text:style-name="P13"><text:span text:style-name="Q"><text:span text:style-name="T21">Amiri</text:span></text:span></text:p>
      <text:p text:style-name="P13"><text:span text:style-name="Q"><text:span text:style-name="T21">Mauler</text:span></text:span></text:p>
      <text:p text:style-name="P13"><text:span text:style-name="Q"><text:span text:style-name="T22">Mother Russia</text:span></text:span></text:p>
      <text:p text:style-name="P13"><text:span text:style-name="Q"><text:span text:style-name="T22">Mamoushka Maïtécoffe</text:span></text:span></text:p>
      <text:p text:style-name="P13"><text:span text:style-name="Q"><text:span text:style-name="T22">William Wallace</text:span></text:span></text:p>
      <text:p text:style-name="P13"><text:span text:style-name="Q"><text:span text:style-name="T22">Dupli-Kate</text:span></text:span></text:p>
      <text:p text:style-name="P13"><text:span text:style-name="Q"><text:span text:style-name="T22">Gargamel</text:span></text:span></text:p>
      <text:p text:style-name="P19"><text:span text:style-name="Q"><text:span text:style-name="T24">André le géant</text:span></text:span></text:p>
      <text:p text:style-name="P19"><text:span text:style-name="Q"><text:span text:style-name="T24">Till l'Espiègle</text:span></text:span></text:p>
      <text:p text:style-name="P19"><text:span text:style-name="Q"><text:span text:style-name="T24">Gilgamesh</text:span></text:span></text:p>
      <text:p text:style-name="P19"><text:span text:style-name="Q"><text:span text:style-name="T24">Grendel</text:span></text:span></text:p>
      <text:p text:style-name="P19"><text:span text:style-name="Q"><text:span text:style-name="T24">Mara~</text:span></text:span></text:p>
      <text:p text:style-name="P19"><text:span text:style-name="Q"><text:span text:style-name="T24">Black Canary</text:span></text:span></text:p>
      <text:p text:style-name="P19"><text:span text:style-name="Q"><text:span text:style-name="T24">Minus &amp; cortex</text:span></text:span></text:p>
      <text:p text:style-name="P19"><text:span text:style-name="Q"><text:span text:style-name="T24">Xavier Dupont de Ligonnès</text:span></text:span></text:p>
      <text:p text:style-name="P13"><text:span text:style-name="Q"><text:span text:style-name="T22">Hinata Hyûga~</text:span></text:span></text:p>
      <text:p text:style-name="P13"><text:span text:style-name="Q"><text:span text:style-name="T22">Yyrkoon~</text:span></text:span></text:p>
      <text:p text:style-name="P13"><text:span text:style-name="Q"><text:span text:style-name="T22">Eikishi Onisuka</text:span></text:span></text:p>
      <text:p text:style-name="P13"><text:span text:style-name="Q"><text:span text:style-name="T22">Sasmaël</text:span></text:span></text:p>
      <text:p text:style-name="P13"><text:span text:style-name="Q"><text:span text:style-name="T22">Didier l'Embrouill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ScalaSans-Bold" svg:font-family="ScalaSans-Bold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Q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9DT15H59M53S</meta:editing-duration>
    <meta:editing-cycles>545</meta:editing-cycles>
    <meta:generator>OpenOffice/4.1.14$Win32 OpenOffice.org_project/4114m1$Build-9811</meta:generator>
    <dc:date>2023-10-01T20:43:18.29</dc:date>
    <meta:document-statistic meta:table-count="0" meta:image-count="0" meta:object-count="0" meta:page-count="4" meta:paragraph-count="199" meta:word-count="1167" meta:character-count="6378"/>
    <meta:user-defined meta:name="Info 1"/>
    <meta:user-defined meta:name="Info 2"/>
    <meta:user-defined meta:name="Info 3"/>
    <meta:user-defined meta:name="Info 4"/>
  </office:meta>
</office:document-meta>
</file>